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complex="Times New Roman" fo:font-size="12pt" style:font-size-asian="12pt"/>
    </style:style>
    <style:style style:name="T3" style:parent-style-name="Policepardéfaut" style:family="text">
      <style:text-properties style:font-name-complex="Times New Roman" fo:color="#000000" fo:font-size="12pt" style:font-size-asian="12pt"/>
    </style:style>
    <style:style style:name="T4" style:parent-style-name="Policepardéfaut" style:family="text">
      <style:text-properties style:font-name-complex="Times New Roman" fo:font-size="12pt" style:font-size-asian="12pt"/>
    </style:style>
    <style:style style:name="P5" style:parent-style-name="Standard" style:family="paragraph">
      <style:paragraph-properties fo:text-align="end"/>
    </style:style>
    <style:style style:name="T6" style:parent-style-name="Policepardéfaut" style:family="text">
      <style:text-properties style:font-name-complex="Times New Roman" fo:color="#000000" fo:font-size="12pt" style:font-size-asian="12pt"/>
    </style:style>
    <style:style style:name="P7" style:parent-style-name="Standard" style:family="paragraph">
      <style:paragraph-properties fo:text-align="end"/>
    </style:style>
    <style:style style:name="P8" style:parent-style-name="Standard" style:family="paragraph">
      <style:paragraph-properties fo:text-align="justify"/>
    </style:style>
    <style:style style:name="T9" style:parent-style-name="Policepardéfaut" style:family="text">
      <style:text-properties style:font-name-complex="Times New Roman" fo:color="#000000" fo:font-size="12pt" style:font-size-asian="12pt"/>
    </style:style>
    <style:style style:name="P10" style:parent-style-name="Standard" style:family="paragraph">
      <style:paragraph-properties fo:text-align="justify"/>
    </style:style>
    <style:style style:name="T11" style:parent-style-name="Policepardéfaut" style:family="text">
      <style:text-properties style:font-name-complex="Times New Roman" fo:color="#000000" fo:font-size="12pt" style:font-size-asian="12pt"/>
    </style:style>
    <style:style style:name="T12" style:parent-style-name="Policepardéfaut" style:family="text">
      <style:text-properties style:font-name-complex="Times New Roman" fo:color="#000000" fo:font-size="12pt" style:font-size-asian="12pt"/>
    </style:style>
    <style:style style:name="T13" style:parent-style-name="Policepardéfaut" style:family="text">
      <style:text-properties style:font-name-complex="Times New Roman" fo:font-size="12pt" style:font-size-asian="12pt"/>
    </style:style>
    <style:style style:name="P14" style:parent-style-name="Standard" style:family="paragraph">
      <style:paragraph-properties fo:text-align="justify"/>
    </style:style>
    <style:style style:name="T15" style:parent-style-name="Policepardéfaut" style:family="text">
      <style:text-properties style:font-name-complex="Times New Roman" fo:font-size="12pt" style:font-size-asian="12pt"/>
    </style:style>
    <style:style style:name="T16" style:parent-style-name="Policepardéfaut" style:family="text">
      <style:text-properties style:font-name-complex="Times New Roman" fo:font-size="12pt" style:font-size-asian="12pt"/>
    </style:style>
    <style:style style:name="T17" style:parent-style-name="Policepardéfaut" style:family="text">
      <style:text-properties style:font-name-complex="Times New Roman" fo:font-size="12pt" style:font-size-asian="12pt"/>
    </style:style>
    <style:style style:name="T18" style:parent-style-name="Policepardéfaut" style:family="text">
      <style:text-properties style:font-name-complex="Times New Roman" fo:font-size="12pt" style:font-size-asian="12pt"/>
    </style:style>
    <style:style style:name="T19" style:parent-style-name="Policepardéfaut" style:family="text">
      <style:text-properties style:font-name-complex="Times New Roman" fo:color="#000000" fo:font-size="12pt" style:font-size-asian="12pt"/>
    </style:style>
    <style:style style:name="T20" style:parent-style-name="Policepardéfaut" style:family="text">
      <style:text-properties style:font-name-complex="Times New Roman" fo:color="#000000" fo:font-size="12pt" style:font-size-asian="12pt"/>
    </style:style>
    <style:style style:name="P21" style:parent-style-name="Standard" style:family="paragraph">
      <style:paragraph-properties fo:text-align="justify"/>
    </style:style>
    <style:style style:name="T22" style:parent-style-name="Policepardéfaut" style:family="text">
      <style:text-properties style:font-name-complex="Times New Roman" fo:color="#000000" fo:font-size="12pt" style:font-size-asian="12pt"/>
    </style:style>
    <style:style style:name="T23" style:parent-style-name="Policepardéfaut" style:family="text">
      <style:text-properties style:font-name-complex="Times New Roman" fo:color="#000000" fo:font-size="12pt" style:font-size-asian="12pt"/>
    </style:style>
    <style:style style:name="T24" style:parent-style-name="Policepardéfaut" style:family="text">
      <style:text-properties style:font-name-complex="Times New Roman" fo:color="#000000" fo:font-size="12pt" style:font-size-asian="12pt"/>
    </style:style>
    <style:style style:name="T25" style:parent-style-name="Policepardéfaut" style:family="text">
      <style:text-properties style:font-name-complex="Times New Roman" fo:color="#000000" fo:font-size="12pt" style:font-size-asian="12pt"/>
    </style:style>
    <style:style style:name="T26" style:parent-style-name="Policepardéfaut" style:family="text">
      <style:text-properties style:font-name-complex="Times New Roman" fo:color="#000000" fo:font-size="12pt" style:font-size-asian="12pt"/>
    </style:style>
    <style:style style:name="T27" style:parent-style-name="Policepardéfaut" style:family="text">
      <style:text-properties style:font-name-complex="Times New Roman" fo:color="#000000" fo:font-size="12pt" style:font-size-asian="12pt"/>
    </style:style>
    <style:style style:name="T28" style:parent-style-name="Policepardéfaut" style:family="text">
      <style:text-properties style:font-name-complex="Times New Roman" fo:color="#000000" fo:font-size="12pt" style:font-size-asian="12pt"/>
    </style:style>
    <style:style style:name="P29" style:parent-style-name="Standard" style:family="paragraph">
      <style:paragraph-properties fo:text-align="justify"/>
    </style:style>
    <style:style style:name="T30" style:parent-style-name="Policepardéfaut" style:family="text">
      <style:text-properties style:font-name-complex="Times New Roman" fo:color="#000000" fo:font-size="12pt" style:font-size-asian="12pt"/>
    </style:style>
    <style:style style:name="P31" style:parent-style-name="Standard" style:family="paragraph">
      <style:paragraph-properties fo:text-align="justify"/>
    </style:style>
    <style:style style:name="T32" style:parent-style-name="Policepardéfaut" style:family="text">
      <style:text-properties style:font-name-complex="Times New Roman" fo:color="#000000" fo:font-size="12pt" style:font-size-asian="12pt"/>
    </style:style>
    <style:style style:name="T33" style:parent-style-name="Policepardéfaut" style:family="text">
      <style:text-properties style:font-name-complex="Times New Roman" fo:color="#000000" fo:font-size="12pt" style:font-size-asian="12pt"/>
    </style:style>
    <style:style style:name="T34" style:parent-style-name="Policepardéfaut" style:family="text">
      <style:text-properties style:font-name-complex="Times New Roman" fo:font-style="italic" style:font-style-asian="italic" fo:color="#000000" fo:font-size="12pt" style:font-size-asian="12pt"/>
    </style:style>
    <style:style style:name="T35" style:parent-style-name="Policepardéfaut" style:family="text">
      <style:text-properties style:font-name-complex="Times New Roman" fo:color="#000000" fo:font-size="12pt" style:font-size-asian="12pt"/>
    </style:style>
    <style:style style:name="T36" style:parent-style-name="Policepardéfaut" style:family="text">
      <style:text-properties style:font-name-complex="Times New Roman" fo:font-style="italic" style:font-style-asian="italic" fo:color="#000000" fo:font-size="12pt" style:font-size-asian="12pt"/>
    </style:style>
    <style:style style:name="T37" style:parent-style-name="Policepardéfaut" style:family="text">
      <style:text-properties style:font-name-complex="Times New Roman" fo:color="#000000" fo:font-size="12pt" style:font-size-asian="12pt"/>
    </style:style>
    <style:style style:name="T38" style:parent-style-name="Policepardéfaut" style:family="text">
      <style:text-properties style:font-name-complex="Times New Roman" fo:color="#000000" fo:font-size="12pt" style:font-size-asian="12pt"/>
    </style:style>
    <style:style style:name="T39" style:parent-style-name="Policepardéfaut" style:family="text">
      <style:text-properties style:font-name-complex="Times New Roman" fo:color="#000000" fo:font-size="12pt" style:font-size-asian="12pt"/>
    </style:style>
    <style:style style:name="T40" style:parent-style-name="Policepardéfaut" style:family="text">
      <style:text-properties style:font-name-complex="Times New Roman" fo:color="#000000" fo:font-size="12pt" style:font-size-asian="12pt"/>
    </style:style>
    <style:style style:name="T41" style:parent-style-name="Policepardéfaut" style:family="text">
      <style:text-properties style:font-name-complex="Times New Roman" fo:font-size="12pt" style:font-size-asian="12pt"/>
    </style:style>
    <style:style style:name="T42" style:parent-style-name="Policepardéfaut" style:family="text">
      <style:text-properties style:font-name-complex="Times New Roman" fo:font-size="12pt" style:font-size-asian="12pt"/>
    </style:style>
    <style:style style:name="T43" style:parent-style-name="Policepardéfaut" style:family="text">
      <style:text-properties style:font-name-complex="Times New Roman" fo:font-size="12pt" style:font-size-asian="12pt"/>
    </style:style>
    <style:style style:name="T44" style:parent-style-name="Policepardéfaut" style:family="text">
      <style:text-properties style:font-name-complex="Times New Roman" fo:color="#000000" fo:font-size="12pt" style:font-size-asian="12pt"/>
    </style:style>
    <style:style style:name="T45" style:parent-style-name="Policepardéfaut" style:family="text">
      <style:text-properties style:font-name-complex="Times New Roman" fo:color="#000000" fo:font-size="12pt" style:font-size-asian="12pt"/>
    </style:style>
    <style:style style:name="T46" style:parent-style-name="Policepardéfaut" style:family="text">
      <style:text-properties style:font-name-complex="Times New Roman" fo:color="#000000" fo:font-size="12pt" style:font-size-asian="12pt"/>
    </style:style>
    <style:style style:name="T47" style:parent-style-name="Policepardéfaut" style:family="text">
      <style:text-properties style:font-name-complex="Times New Roman" fo:font-size="12pt" style:font-size-asian="12pt"/>
    </style:style>
    <style:style style:name="T48" style:parent-style-name="Policepardéfaut" style:family="text">
      <style:text-properties style:font-name-complex="Times New Roman" fo:font-size="12pt" style:font-size-asian="12pt"/>
    </style:style>
    <style:style style:name="T49" style:parent-style-name="Policepardéfaut" style:family="text">
      <style:text-properties style:font-name-complex="Times New Roman" fo:font-size="12pt" style:font-size-asian="12pt"/>
    </style:style>
    <style:style style:name="T50" style:parent-style-name="Policepardéfaut" style:family="text">
      <style:text-properties style:font-name-complex="Times New Roman" fo:color="#000000" fo:font-size="12pt" style:font-size-asian="12pt"/>
    </style:style>
    <style:style style:name="T51" style:parent-style-name="Policepardéfaut" style:family="text">
      <style:text-properties style:font-name-complex="Times New Roman" fo:color="#000000" fo:font-size="12pt" style:font-size-asian="12pt"/>
    </style:style>
    <style:style style:name="T52" style:parent-style-name="Policepardéfaut" style:family="text">
      <style:text-properties style:font-name-complex="Times New Roman" fo:color="#000000" fo:font-size="12pt" style:font-size-asian="12pt"/>
    </style:style>
    <style:style style:name="T53" style:parent-style-name="Policepardéfaut" style:family="text">
      <style:text-properties style:font-name-complex="Times New Roman" fo:color="#000000" fo:font-size="12pt" style:font-size-asian="12pt"/>
    </style:style>
    <style:style style:name="T54" style:parent-style-name="Policepardéfaut" style:family="text">
      <style:text-properties style:font-name-complex="Times New Roman" fo:color="#000000" fo:font-size="12pt" style:font-size-asian="12pt"/>
    </style:style>
    <style:style style:name="T55" style:parent-style-name="Policepardéfaut" style:family="text">
      <style:text-properties style:font-name-complex="Times New Roman" fo:color="#000000" fo:font-size="12pt" style:font-size-asian="12pt"/>
    </style:style>
    <style:style style:name="T56" style:parent-style-name="Policepardéfaut" style:family="text">
      <style:text-properties style:font-name-complex="Times New Roman" fo:color="#000000" fo:font-size="12pt" style:font-size-asian="12pt"/>
    </style:style>
    <style:style style:name="T57" style:parent-style-name="Policepardéfaut" style:family="text">
      <style:text-properties style:font-name-complex="Times New Roman" fo:color="#000000" fo:font-size="12pt" style:font-size-asian="12pt"/>
    </style:style>
    <style:style style:name="P58" style:parent-style-name="Standard" style:family="paragraph">
      <style:paragraph-properties fo:text-align="justify"/>
    </style:style>
    <style:style style:name="T59" style:parent-style-name="Policepardéfaut" style:family="text">
      <style:text-properties style:font-name-complex="Times New Roman" fo:color="#000000" fo:font-size="12pt" style:font-size-asian="12pt"/>
    </style:style>
    <style:style style:name="T60" style:parent-style-name="Policepardéfaut" style:family="text">
      <style:text-properties style:font-name-complex="Times New Roman" fo:color="#000000" fo:font-size="12pt" style:font-size-asian="12pt"/>
    </style:style>
    <style:style style:name="P61" style:parent-style-name="Standard" style:family="paragraph">
      <style:paragraph-properties fo:text-align="justify"/>
    </style:style>
    <style:style style:name="T62" style:parent-style-name="Policepardéfaut" style:family="text">
      <style:text-properties style:font-name-complex="Times New Roman" fo:color="#000000" fo:font-size="12pt" style:font-size-asian="12pt"/>
    </style:style>
    <style:style style:name="T63" style:parent-style-name="Policepardéfaut" style:family="text">
      <style:text-properties style:font-name-complex="Times New Roman" fo:color="#000000" fo:font-size="12pt" style:font-size-asian="12pt"/>
    </style:style>
    <style:style style:name="T64" style:parent-style-name="Policepardéfaut" style:family="text">
      <style:text-properties style:font-name-complex="Times New Roman" fo:font-size="12pt" style:font-size-asian="12pt"/>
    </style:style>
    <style:style style:name="T65" style:parent-style-name="Policepardéfaut" style:family="text">
      <style:text-properties style:font-name-complex="Times New Roman" fo:font-size="12pt" style:font-size-asian="12pt"/>
    </style:style>
    <style:style style:name="T66" style:parent-style-name="Policepardéfaut" style:family="text">
      <style:text-properties style:font-name-complex="Times New Roman" fo:font-size="12pt" style:font-size-asian="12pt"/>
    </style:style>
    <style:style style:name="T67" style:parent-style-name="Policepardéfaut" style:family="text">
      <style:text-properties style:font-name-complex="Times New Roman" fo:color="#000000" fo:font-size="12pt" style:font-size-asian="12pt"/>
    </style:style>
    <style:style style:name="T68" style:parent-style-name="Policepardéfaut" style:family="text">
      <style:text-properties style:font-name-complex="Times New Roman" fo:font-style="italic" style:font-style-asian="italic" style:font-style-complex="italic" fo:color="#000000" fo:font-size="12pt" style:font-size-asian="12pt"/>
    </style:style>
    <style:style style:name="T69" style:parent-style-name="Policepardéfaut" style:family="text">
      <style:text-properties style:font-name-complex="Times New Roman" fo:color="#000000" fo:font-size="12pt" style:font-size-asian="12pt"/>
    </style:style>
    <style:style style:name="T70" style:parent-style-name="Policepardéfaut" style:family="text">
      <style:text-properties style:font-name-complex="Times New Roman" fo:color="#000000" fo:font-size="12pt" style:font-size-asian="12pt"/>
    </style:style>
    <style:style style:name="P71" style:parent-style-name="Standard" style:family="paragraph">
      <style:paragraph-properties fo:text-align="justify"/>
    </style:style>
    <style:style style:name="T72" style:parent-style-name="Policepardéfaut" style:family="text">
      <style:text-properties style:font-name-complex="Times New Roman" fo:color="#000000" fo:font-size="12pt" style:font-size-asian="12pt"/>
    </style:style>
    <style:style style:name="T73" style:parent-style-name="Policepardéfaut" style:family="text">
      <style:text-properties style:font-name-complex="Times New Roman" fo:color="#000000" fo:font-size="12pt" style:font-size-asian="12pt"/>
    </style:style>
    <style:style style:name="T74" style:parent-style-name="Policepardéfaut" style:family="text">
      <style:text-properties style:font-name-complex="Times New Roman" fo:color="#000000" fo:font-size="12pt" style:font-size-asian="12pt"/>
    </style:style>
    <style:style style:name="T75" style:parent-style-name="Policepardéfaut" style:family="text">
      <style:text-properties style:font-name-complex="Times New Roman" fo:color="#000000" fo:font-size="12pt" style:font-size-asian="12pt"/>
    </style:style>
    <style:style style:name="T76" style:parent-style-name="Policepardéfaut" style:family="text">
      <style:text-properties style:font-name-complex="Times New Roman" fo:color="#000000" fo:font-size="12pt" style:font-size-asian="12pt"/>
    </style:style>
    <style:style style:name="T77" style:parent-style-name="Policepardéfaut" style:family="text">
      <style:text-properties style:font-name-complex="Times New Roman" fo:color="#000000" fo:font-size="12pt" style:font-size-asian="12pt"/>
    </style:style>
  </office:automatic-styles>
  <office:body>
    <office:text text:use-soft-page-breaks="true">
      <text:p text:style-name="P1"><text:span text:style-name="T2">LETT</text:span><text:span text:style-name="T3">RE D’ALFONSO À<text:s/></text:span><text:span text:style-name="T4">SES PETITS-ENFANTS</text:span></text:p>
      <text:p text:style-name="Standard"/>
      <text:p text:style-name="Standard"/>
      <text:p text:style-name="Standard"/>
      <text:p text:style-name="Standard"/>
      <text:p text:style-name="P5"><text:span text:style-name="T6">Réalville, octobre 1994</text:span></text:p>
      <text:p text:style-name="P7"/>
      <text:p text:style-name="P8"><text:span text:style-name="T9">Queridos nietos,</text:span></text:p>
      <text:p text:style-name="P10"><text:span text:style-name="T11">Je vais essayer, dans cette lettre, de vous transmettre un peu de mes souvenirs du passé car c’est<text:s/></text:span><text:span text:style-name="T12">aussi votre histoire. Je tenais à vous dire que vous comptez plus que tout pour moi, même si je n’ai jamais su vous le dire directement. En vous écrivant, j’espère aussi libérer<text:s/></text:span><text:span text:style-name="T13">mon esprit.</text:span></text:p>
      <text:p text:style-name="P14"><text:span text:style-name="T15">Je veux vous raconter quelque chose de fort. Cela a toujours<text:s/></text:span><text:span text:style-name="T16">été</text:span><text:span text:style-name="T17"><text:s/>d</text:span><text:span text:style-name="T18">ifficile d’en parler mais le temps est venu, je me fais vieux aujourd’hui et je couche<text:s/></text:span><text:span text:style-name="T19">sur papier ces quelques mots pour que cette histoire ne se perde pas. J’ai toujours été libre dans ma tête. C’est la C.N.T., la Confederación Nacional del Trabajo, qui m</text:span><text:span text:style-name="T20">’a appris ça. J’y ai longtemps milité et avec mes camarades nous prenions part aux manifestations et aux grèves pour défendre le peuple et la démocratie.</text:span></text:p>
      <text:p text:style-name="P21"><text:span text:style-name="T22">J’ai vécu la plus tragique des histoires qu’un être humain puisse vivre, la guerre, la famine, l’exil,</text:span><text:span text:style-name="T23"><text:s/>sans jamais pouvoir retourner dans mon pays natal. En 1936 lorsque la guerre civile éclate, je me bats moi aussi. Et nous criions « En pie el pueblo obrero, a la batalla ! ». Toujours pour rester libre et ne pas céder aux fascistes ! Bien qu’on ait perdu<text:s/></text:span><text:span text:style-name="T24">la guerre, j’ai gardé la liberté dans ma tête et mes amis, des héros qui ont donné leur vie, dans mon cœur. Cette guerre a marqué le début d’un long périple. Le 20 janvier 1939, j’ai dû fuir en France, à pied. Le soleil brillait mais le froid était glacial</text:span><text:span text:style-name="T25">. C’était à cause de l’avancée des franquistes, de Barcelona à Girona, puis Figueras et Port-Bou. Mes compagnons et moi, tous combattants, étions épuisés, à cause du froid, de la faim, de la marche dans les Pyrénées et de la peur des avions ennemis. Une fo</text:span><text:span text:style-name="T26">is rentrés en France, début février 1939, on a été accueillis comme des ennemis, comme des chiens : contrôlés, dépouillés de nos biens, parqués. On avait fui Franco, mais nous n’étions pas libres ; on nous trimballe de camp en camp : Le Boulou, Argelès-sur</text:span><text:span text:style-name="T27">-Mer. Rien n’est prêt pour nous accueillir, aucun abri, rien ! J’ai le souvenir qu’on s’enfouissait dans le sable pour essayer de se protéger du froid et du vent violent. C’était l’enfer. Puis ce sont les camps du Vernet et Septfonds. Ya no sentíamos hombr</text:span><text:span text:style-name="T28">es…</text:span></text:p>
      <text:p text:style-name="P29"><text:span text:style-name="T30">J’arrive début juin 1939 à Septfonds après une marche pénible depuis la gare de Borredon sous la surveillance d’un régiment de tirailleurs sénégalais, pas très tendres. Je comprends dès lors que ce qui nous attend va être dur.</text:span></text:p>
      <text:p text:style-name="P31"><text:span text:style-name="T32">Ce camp, c’est un réservo</text:span><text:span text:style-name="T33">ir de main-d’œuvre. Dès mon arrivée, on me met dans une compagnie de travailleurs étrangers. No ten</text:span><text:span text:style-name="T34">í</text:span><text:span text:style-name="T35">a opc</text:span><text:span text:style-name="T36">íon, es obligatorio</text:span><text:span text:style-name="T37">. La France ne nous accueille pas en échange de rien… c’était de l’esclavage moderne. Je vois les sélections humiliantes des fermier</text:span><text:span text:style-name="T38">s qui choisissent les hommes en bonne santé ! Beaucoup profitent de la situation… Tout est bien organisé, on peut dire que le camp était une vraie bourse de sélection et d’orientation des ouvriers ! L’Inspection du travail faisait passer des tests pour vér</text:span><text:span text:style-name="T39">ifier nos compétences techniques et nous envoyer ailleurs, parfois très loin dans des fermes, des entreprises, des mines ou encore dans la sidérurgie. Moi, les enfants, je suis embauché à l’hôpital de Septfonds, comme cuisinier. Je suis accompagné par un g</text:span><text:span text:style-name="T40">arde pour y aller car c’est au<text:s/></text:span><text:span text:style-name="T41">village,<text:s/></text:span><text:span text:style-name="T42">à 2 kilomètres du camp</text:span><text:span text:style-name="T43">. La nuit, je<text:s/></text:span><text:span text:style-name="T44">rentre au camp, au baraquement 22, où je loge avec 300 personnes. Un tout petit baraquement ! Nous nous collons les uns aux autres. La promiscuité est terrible, l’hygiène, quasi in</text:span><text:span text:style-name="T45">existante. On se sent moins qu’humain… J’essaie de rester fort, pour<text:s/></text:span><text:soft-page-break/><text:span text:style-name="T46">moi, mais aussi pour cet enfant arrivé<text:s/></text:span><text:span text:style-name="T47">quelques semai</text:span><text:span text:style-name="T48">nes</text:span><text:span text:style-name="T49"><text:s/>après moi. Il s’appelait Angel, un niño, et avait à peu près votre âge. Un jour, il s’est fait reprendre par Juan,<text:s/></text:span><text:span text:style-name="T50">un autre intern</text:span><text:span text:style-name="T51">é, car il mangeait comme un animal et Juan a donné sa cuillère afin qu’il mange dignement. À partir de là, « el niño » s’est mis en tête de trouver des cuillères pour tout le monde ! Du coup, dès que je pouvais, je volais moi aussi des cuillères à l’hôpita</text:span><text:span text:style-name="T52">l… Mais le garde Duval qui m’accompagnait se doutait de quelque chose. Un jour qu’il m’emmenait à l’hôpital, il a tenté de me tirer les vers du nez. Je ne lui ai rien révélé mais il finit tout de même par découvrir le trafic lors d’une fouille des baraquem</text:span><text:span text:style-name="T53">ents… Heureusement qu’il y avait alors cette solidarité entre nous. Como se dice, la solidaridad es una fuerza ! Nous avons même joué au foot avec les aviateurs polonais et pourtant, ils ne pensaient pas comme nous ! Personne n’est jamais tout noir ou tout</text:span><text:span text:style-name="T54"><text:s/>blanc. Ils se battaient contre les Allemands et c’est ça qui comptait. En mai 1940, la plupart de mes compagnons quittent le camp. Moi, je reste… Je vois même revenir les Polonais, cette fois, ils sont prisonniers. Ils avaient été pris en essayant de part</text:span><text:span text:style-name="T55">ir à Londres… Et c’est à ce moment que je me dis que, même eux, méritaient de retrouver leur dignité. J’arrive à lancer à travers les barbelés ma cuillère à Maksymylian avec qui j’avais joué au foot. Pas besoin de se parler, il savait ce que cela voulait d</text:span><text:span text:style-name="T56">ire. Nous échangeons un long regard… En avril 1942, quand mon groupe, le « GTE 533 » part travailler à Réalville, je suis recruté par un particulier, el señor Aubry, comme ouvrier agricole. J’y reste deux ans et je loge chez lui. C’est à Réalville que je r</text:span><text:span text:style-name="T57">encontre votre abuela, Jeanne. Nous nous sommes mariés le 17 août 1944.</text:span></text:p>
      <text:p text:style-name="P58"><text:span text:style-name="T59">Alors qu’une certaine forme de routine s’installait, fin août 1944, nouveau changement : je deviens cuisinier au grand hôtel de Toulouse. Je suis enfin mieux payé, ce qui me permet d’o</text:span><text:span text:style-name="T60">uvrir notre chère boulangerie en juin 1945, à Réalville, où je m’installe définitivement.</text:span></text:p>
      <text:p text:style-name="P61"><text:span text:style-name="T62">Je n’ai jamais pu retourner en Espagne. Mais vous les enfants, allez-y ! Pour moi mais aussi et surtout pour vous, c’est là que sont vos racines. Rappelez-vous de cet</text:span><text:span text:style-name="T63">te liberté, goûtez-y<text:s/></text:span><text:span text:style-name="T64">et prése</text:span><text:span text:style-name="T65">rvez-la</text:span><text:span text:style-name="T66"><text:s/></text:span><text:span text:style-name="T67">porque<text:s/></text:span><text:span text:style-name="T68">el bien más preciado es la libertad ! Hay que defenderla con fe y valor.</text:span><text:span text:style-name="T69"><text:s/>N’oubliez pas que malgré tout, votre grand-père n’a jamais abandonné ses principes ni ses amis. Vous êtes le fruit de cette guerre, rappele</text:span><text:span text:style-name="T70">z-vous de notre histoire.</text:span></text:p>
      <text:p text:style-name="P71"><text:span text:style-name="T72"><text:tab/></text:span><text:span text:style-name="T73"><text:tab/></text:span><text:span text:style-name="T74"><text:tab/></text:span><text:span text:style-name="T75"><text:tab/></text:span><text:span text:style-name="T76"><text:tab/></text:span><text:span text:style-name="T77"><text:tab/>De parte de su abuelo, Alfons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F" svg:font-family="F"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Times New Roman" style:font-name-asian="Arial Unicode M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4923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barrera</meta:initial-creator>
    <dc:creator>Margot Nicolle</dc:creator>
    <meta:creation-date>2019-10-04T09:00:00Z</meta:creation-date>
    <dc:date>2019-10-04T09:00:00Z</dc:date>
    <meta:template xlink:href="Normal" xlink:type="simple"/>
    <meta:editing-cycles>3</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2" meta:word-count="943" meta:character-count="6122" meta:row-count="43" meta:non-whitespace-character-count="5191"/>
  </office:meta>
</office:document-meta>
</file>